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6"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7"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background-color="#00ccff"/>
    </style:style>
    <style:style style:name="P39" style:family="paragraph" style:parent-style-name="Text_20_body">
      <style:paragraph-properties fo:text-align="justify" style:justify-single-word="false" fo:padding="0cm" fo:border="none" style:shadow="none" style:join-border="false"/>
      <style:text-properties fo:background-color="#ffffff"/>
    </style:style>
    <style:style style:name="P40" style:family="paragraph" style:parent-style-name="Text_20_body">
      <style:paragraph-properties fo:text-align="justify" style:justify-single-word="false" fo:padding="0cm" fo:border="none" style:shadow="none" style:join-border="false"/>
      <style:text-properties fo:color="#0000ff"/>
    </style:style>
    <style:style style:name="P4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3"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4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0" style:family="paragraph" style:parent-style-name="Heading_20_2">
      <style:paragraph-properties fo:text-align="center" style:justify-single-word="false"/>
    </style:style>
    <style:style style:name="P51" style:family="paragraph" style:parent-style-name="Heading_20_2">
      <style:paragraph-properties fo:text-align="center" style:justify-single-word="false"/>
      <style:text-properties fo:language="ru" fo:country="RU"/>
    </style:style>
    <style:style style:name="P52"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53"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54" style:family="paragraph" style:parent-style-name="Text_20_body">
      <style:paragraph-properties fo:text-align="justify"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style>
    <style:style style:name="P56"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style>
    <style:style style:name="P57"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style:font-style-asian="normal" style:font-style-complex="normal"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fo:background-color="#ffff00" loext:char-shading-value="0"/>
    </style:style>
    <style:style style:name="T19" style:family="text">
      <style:text-properties fo:background-color="#ffff00" loext:char-shading-value="0"/>
    </style:style>
    <style:style style:name="T20" style:family="text">
      <style:text-properties fo:background-color="#ffff00" loext:char-shading-value="0"/>
    </style:style>
    <style:style style:name="T21" style:family="text">
      <style:text-properties fo:background-color="#ffff00" loext:char-shading-value="0"/>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fo:background-color="#ffff00" loext:char-shading-value="0"/>
    </style:style>
    <style:style style:name="T25" style:family="text">
      <style:text-properties fo:background-color="#ffff00" loext:char-shading-value="0"/>
    </style:style>
    <style:style style:name="T26" style:family="text">
      <style:text-properties fo:background-color="#ffff00" loext:char-shading-value="0"/>
    </style:style>
    <style:style style:name="T27" style:family="text">
      <style:text-properties fo:background-color="#ffff00" loext:char-shading-value="0"/>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text-properties fo:background-color="#ffff00" loext:char-shading-value="0"/>
    </style:style>
    <style:style style:name="T31" style:family="text">
      <style:text-properties fo:background-color="#ffff00" loext:char-shading-value="0"/>
    </style:style>
    <style:style style:name="T32" style:family="text">
      <style:text-properties fo:background-color="#ffff00" loext:char-shading-value="0"/>
    </style:style>
    <style:style style:name="T33" style:family="text">
      <style:text-properties fo:background-color="#ffff00" loext:char-shading-value="0"/>
    </style:style>
    <style:style style:name="T34" style:family="text">
      <style:text-properties fo:background-color="#ffff00" loext:char-shading-value="0"/>
    </style:style>
    <style:style style:name="T35" style:family="text">
      <style:text-properties fo:background-color="#ffff00" loext:char-shading-value="0"/>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fo:background-color="#ffff00" loext:char-shading-value="0"/>
    </style:style>
    <style:style style:name="T39" style:family="text">
      <style:text-properties fo:background-color="#ffff00" loext:char-shading-value="0"/>
    </style:style>
    <style:style style:name="T40" style:family="text">
      <style:text-properties fo:background-color="#ffff00" loext:char-shading-value="0"/>
    </style:style>
    <style:style style:name="T41" style:family="text">
      <style:text-properties fo:background-color="#ffff00" loext:char-shading-value="0"/>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fo:background-color="#ffff00" loext:char-shading-value="0"/>
    </style:style>
    <style:style style:name="T46" style:family="text">
      <style:text-properties fo:background-color="#ffff00" loext:char-shading-value="0"/>
    </style:style>
    <style:style style:name="T47" style:family="text">
      <style:text-properties fo:background-color="#ffff00" loext:char-shading-value="0"/>
    </style:style>
    <style:style style:name="T48" style:family="text">
      <style:text-properties fo:background-color="#ffff00" loext:char-shading-value="0"/>
    </style:style>
    <style:style style:name="T49" style:family="text">
      <style:text-properties fo:background-color="#ffff00" loext:char-shading-value="0"/>
    </style:style>
    <style:style style:name="T50" style:family="text">
      <style:text-properties fo:background-color="#ffff00" loext:char-shading-value="0"/>
    </style:style>
    <style:style style:name="T51" style:family="text">
      <style:text-properties fo:background-color="#ffff00" loext:char-shading-value="0"/>
    </style:style>
    <style:style style:name="T52" style:family="text">
      <style:text-properties fo:background-color="#ffff00" loext:char-shading-value="0"/>
    </style:style>
    <style:style style:name="T53" style:family="text">
      <style:text-properties fo:background-color="#ffff00" loext:char-shading-value="0"/>
    </style:style>
    <style:style style:name="T54" style:family="text">
      <style:text-properties fo:background-color="#ffff00" loext:char-shading-value="0"/>
    </style:style>
    <style:style style:name="T55" style:family="text">
      <style:text-properties fo:background-color="#ffff00" loext:char-shading-value="0"/>
    </style:style>
    <style:style style:name="T56" style:family="text">
      <style:text-properties fo:background-color="#ffff00" loext:char-shading-value="0"/>
    </style:style>
    <style:style style:name="T57" style:family="text">
      <style:text-properties fo:background-color="#ffff00" loext:char-shading-value="0"/>
    </style:style>
    <style:style style:name="T58" style:family="text">
      <style:text-properties fo:background-color="#ffff00" loext:char-shading-value="0"/>
    </style:style>
    <style:style style:name="T59" style:family="text">
      <style:text-properties fo:background-color="#ffff00" loext:char-shading-value="0"/>
    </style:style>
    <style:style style:name="T60" style:family="text">
      <style:text-properties fo:background-color="#ffff00" loext:char-shading-value="0"/>
    </style:style>
    <style:style style:name="T61" style:family="text">
      <style:text-properties fo:background-color="#ffff00" loext:char-shading-value="0"/>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background-color="#ffff00" loext:char-shading-value="0"/>
    </style:style>
    <style:style style:name="T65" style:family="text">
      <style:text-properties fo:background-color="#ffff00" loext:char-shading-value="0"/>
    </style:style>
    <style:style style:name="T66" style:family="text">
      <style:text-properties style:use-window-font-color="true" fo:background-color="transparent" loext:char-shading-value="0"/>
    </style:style>
    <style:style style:name="T67" style:family="text">
      <style:text-properties style:use-window-font-color="true" fo:background-color="transparent" loext:char-shading-value="0"/>
    </style:style>
    <style:style style:name="T68" style:family="text">
      <style:text-properties style:use-window-font-color="true" fo:language="ru" fo:country="RU"/>
    </style:style>
    <style:style style:name="T69" style:family="text">
      <style:text-properties style:use-window-font-color="true" fo:language="ru" fo:country="RU" fo:font-style="normal" fo:font-weight="normal" style:font-style-asian="normal" style:font-weight-asian="normal" style:font-style-complex="normal" style:font-weight-complex="normal"/>
    </style:style>
    <style:style style:name="T70" style:family="text">
      <style:text-properties style:use-window-font-color="true" fo:language="ru" fo:country="RU" fo:font-weight="normal" style:font-weight-asian="normal" style:font-weight-complex="normal"/>
    </style:style>
    <style:style style:name="T71" style:family="text">
      <style:text-properties style:use-window-font-color="true" fo:language="ru" fo:country="RU" fo:font-weight="normal" fo:background-color="#ffff00" style:font-weight-asian="normal" style:font-weight-complex="normal" loext:char-shading-value="0"/>
    </style:style>
    <style:style style:name="T72" style:family="text">
      <style:text-properties style:use-window-font-color="true" fo:language="uk" fo:country="UA"/>
    </style:style>
    <style:style style:name="T73" style:family="text">
      <style:text-properties style:use-window-font-color="true" fo:language="uk" fo:country="UA" fo:font-weight="normal" style:font-weight-asian="normal" style:font-weight-complex="normal"/>
    </style:style>
    <style:style style:name="T74" style:family="text">
      <style:text-properties style:use-window-font-color="true" fo:background-color="#ffff00" loext:char-shading-value="0"/>
    </style:style>
    <style:style style:name="T75" style:family="text">
      <style:text-properties style:use-window-font-color="true" fo:background-color="#ff00cc" loext:char-shading-value="0"/>
    </style:style>
    <style:style style:name="T76" style:family="text">
      <style:text-properties fo:font-weight="bold" style:font-weight-asian="bold" style:font-weight-complex="bold"/>
    </style:style>
    <style:style style:name="T77" style:family="text">
      <style:text-properties fo:background-color="#ffffff" loext:char-shading-value="0"/>
    </style:style>
    <style:style style:name="T78" style:family="text">
      <style:text-properties fo:background-color="#ffffff" loext:char-shading-value="0"/>
    </style:style>
    <style:style style:name="T79" style:family="text">
      <style:text-properties fo:background-color="#ffffff" loext:char-shading-value="0"/>
    </style:style>
    <style:style style:name="T80" style:family="text">
      <style:text-properties fo:background-color="#ffffff" loext:char-shading-value="0"/>
    </style:style>
    <style:style style:name="T81" style:family="text">
      <style:text-properties fo:background-color="#ffffff" loext:char-shading-value="0"/>
    </style:style>
    <style:style style:name="T82" style:family="text">
      <style:text-properties fo:background-color="#ffffff" loext:char-shading-value="0"/>
    </style:style>
    <style:style style:name="T83" style:family="text">
      <style:text-properties fo:background-color="#ffffff" loext:char-shading-value="0"/>
    </style:style>
    <style:style style:name="T84" style:family="text">
      <style:text-properties fo:background-color="#ffffff" loext:char-shading-value="0"/>
    </style:style>
    <style:style style:name="T85" style:family="text">
      <style:text-properties fo:language="ru" fo:country="RU"/>
    </style:style>
    <style:style style:name="T86" style:family="text">
      <style:text-properties fo:language="ru" fo:country="RU" fo:background-color="#ffff00" loext:char-shading-value="0"/>
    </style:style>
    <style:style style:name="T87" style:family="text">
      <style:text-properties fo:language="ru" fo:country="RU" fo:font-style="italic" fo:background-color="transparent" style:font-style-asian="italic" style:font-style-complex="italic" loext:char-shading-value="0"/>
    </style:style>
    <style:style style:name="T88" style:family="text">
      <style:text-properties fo:language="ru" fo:country="RU" fo:font-style="italic" fo:background-color="transparent" style:font-style-asian="italic" style:font-style-complex="italic" loext:char-shading-value="0"/>
    </style:style>
    <style:style style:name="T89" style:family="text">
      <style:text-properties fo:language="ru" fo:country="RU" fo:font-style="italic" fo:background-color="transparent" style:font-style-asian="italic" style:font-style-complex="italic" loext:char-shading-value="0"/>
    </style:style>
    <style:style style:name="T90" style:family="text">
      <style:text-properties fo:language="ru" fo:country="RU" fo:font-style="italic" fo:background-color="transparent" style:font-style-asian="italic" style:font-style-complex="italic" loext:char-shading-value="0"/>
    </style:style>
    <style:style style:name="T91" style:family="text">
      <style:text-properties fo:language="ru" fo:country="RU" fo:font-style="italic" fo:background-color="transparent" style:font-style-asian="italic" style:font-style-complex="italic" loext:char-shading-value="0"/>
    </style:style>
    <style:style style:name="T92" style:family="text">
      <style:text-properties fo:language="ru" fo:country="RU" fo:font-style="italic" fo:background-color="transparent" style:font-style-asian="italic" style:font-style-complex="italic" loext:char-shading-value="0"/>
    </style:style>
    <style:style style:name="T93" style:family="text">
      <style:text-properties fo:language="ru" fo:country="RU" fo:font-style="italic" fo:background-color="transparent" style:font-style-asian="italic" style:font-style-complex="italic" loext:char-shading-value="0"/>
    </style:style>
    <style:style style:name="T94" style:family="text">
      <style:text-properties fo:language="ru" fo:country="RU" fo:font-style="italic" fo:background-color="transparent" style:font-style-asian="italic" style:font-style-complex="italic" loext:char-shading-value="0"/>
    </style:style>
    <style:style style:name="T95" style:family="text">
      <style:text-properties fo:language="ru" fo:country="RU" fo:font-style="italic" fo:background-color="transparent" style:font-style-asian="italic" style:font-style-complex="italic" loext:char-shading-value="0"/>
    </style:style>
    <style:style style:name="T96" style:family="text">
      <style:text-properties fo:language="ru" fo:country="RU" fo:font-style="italic" fo:background-color="transparent" style:font-style-asian="italic" style:font-style-complex="italic" loext:char-shading-value="0"/>
    </style:style>
    <style:style style:name="T97" style:family="text">
      <style:text-properties fo:language="ru" fo:country="RU" fo:font-style="italic" fo:background-color="transparent" style:font-style-asian="italic" style:font-style-complex="italic" loext:char-shading-value="0"/>
    </style:style>
    <style:style style:name="T98" style:family="text">
      <style:text-properties fo:language="ru" fo:country="RU" fo:font-style="italic" fo:background-color="transparent" style:font-style-asian="italic" style:font-style-complex="italic" loext:char-shading-value="0"/>
    </style:style>
    <style:style style:name="T99" style:family="text">
      <style:text-properties fo:language="ru" fo:country="RU" fo:font-style="italic" fo:background-color="transparent" style:font-style-asian="italic" style:font-style-complex="italic" loext:char-shading-value="0"/>
    </style:style>
    <style:style style:name="T100" style:family="text">
      <style:text-properties fo:language="ru" fo:country="RU" fo:font-style="italic" fo:background-color="transparent" style:font-style-asian="italic" style:font-style-complex="italic" loext:char-shading-value="0"/>
    </style:style>
    <style:style style:name="T101" style:family="text">
      <style:text-properties fo:language="ru" fo:country="RU" fo:font-style="italic" fo:background-color="transparent" style:font-style-asian="italic" style:font-style-complex="italic" loext:char-shading-value="0"/>
    </style:style>
    <style:style style:name="T102" style:family="text">
      <style:text-properties fo:language="ru" fo:country="RU" fo:font-style="italic" fo:background-color="transparent" style:font-style-asian="italic" style:font-style-complex="italic" loext:char-shading-value="0"/>
    </style:style>
    <style:style style:name="T103" style:family="text">
      <style:text-properties fo:language="ru" fo:country="RU" fo:font-style="italic" fo:background-color="transparent" style:font-style-asian="italic" style:font-style-complex="italic" loext:char-shading-value="0"/>
    </style:style>
    <style:style style:name="T104" style:family="text">
      <style:text-properties fo:language="ru" fo:country="RU" fo:font-style="italic" fo:background-color="transparent" style:font-style-asian="italic" style:font-style-complex="italic" loext:char-shading-value="0"/>
    </style:style>
    <style:style style:name="T105" style:family="text">
      <style:text-properties fo:language="ru" fo:country="RU" fo:font-style="italic" fo:background-color="transparent" style:font-style-asian="italic" style:font-style-complex="italic" loext:char-shading-value="0"/>
    </style:style>
    <style:style style:name="T106" style:family="text">
      <style:text-properties fo:language="ru" fo:country="RU" fo:font-style="italic" fo:background-color="transparent" style:font-style-asian="italic" style:font-style-complex="italic" loext:char-shading-value="0"/>
    </style:style>
    <style:style style:name="T107" style:family="text">
      <style:text-properties fo:language="ru" fo:country="RU" fo:font-style="italic" fo:background-color="transparent" style:font-style-asian="italic" style:font-style-complex="italic" loext:char-shading-value="0"/>
    </style:style>
    <style:style style:name="T108" style:family="text">
      <style:text-properties fo:language="ru" fo:country="RU" fo:font-style="italic" fo:background-color="transparent" style:font-style-asian="italic" style:font-style-complex="italic" loext:char-shading-value="0"/>
    </style:style>
    <style:style style:name="T109" style:family="text">
      <style:text-properties fo:language="ru" fo:country="RU" fo:font-style="italic" fo:background-color="transparent" style:font-style-asian="italic" style:font-style-complex="italic" loext:char-shading-value="0"/>
    </style:style>
    <style:style style:name="T110" style:family="text">
      <style:text-properties fo:language="ru" fo:country="RU" fo:font-style="italic" fo:background-color="transparent" style:font-style-asian="italic" style:font-style-complex="italic" loext:char-shading-value="0"/>
    </style:style>
    <style:style style:name="T111" style:family="text">
      <style:text-properties fo:language="ru" fo:country="RU" fo:font-style="italic" fo:background-color="transparent" style:font-style-asian="italic" style:font-style-complex="italic" loext:char-shading-value="0"/>
    </style:style>
    <style:style style:name="T112" style:family="text">
      <style:text-properties fo:language="ru" fo:country="RU" fo:font-style="italic" fo:background-color="transparent" style:font-style-asian="italic" style:font-style-complex="italic" loext:char-shading-value="0"/>
    </style:style>
    <style:style style:name="T113" style:family="text">
      <style:text-properties fo:language="ru" fo:country="RU" fo:font-style="italic" fo:background-color="transparent" style:font-style-asian="italic" style:font-style-complex="italic" loext:char-shading-value="0"/>
    </style:style>
    <style:style style:name="T114" style:family="text">
      <style:text-properties fo:language="ru" fo:country="RU" fo:font-style="italic" fo:background-color="transparent" style:font-style-asian="italic" style:font-style-complex="italic" loext:char-shading-value="0"/>
    </style:style>
    <style:style style:name="T115" style:family="text">
      <style:text-properties fo:language="ru" fo:country="RU" fo:font-style="italic" fo:background-color="transparent" style:font-style-asian="italic" style:font-style-complex="italic" loext:char-shading-value="0"/>
    </style:style>
    <style:style style:name="T116" style:family="text">
      <style:text-properties fo:language="ru" fo:country="RU" fo:font-style="italic" fo:background-color="transparent" style:font-style-asian="italic" style:font-style-complex="italic" loext:char-shading-value="0"/>
    </style:style>
    <style:style style:name="T117" style:family="text">
      <style:text-properties fo:language="ru" fo:country="RU" fo:font-style="italic" fo:background-color="transparent" style:font-style-asian="italic" style:font-style-complex="italic" loext:char-shading-value="0"/>
    </style:style>
    <style:style style:name="T118" style:family="text">
      <style:text-properties fo:language="ru" fo:country="RU" fo:font-style="italic" fo:background-color="transparent" style:font-style-asian="italic" style:font-style-complex="italic" loext:char-shading-value="0"/>
    </style:style>
    <style:style style:name="T119" style:family="text">
      <style:text-properties fo:language="ru" fo:country="RU" fo:font-style="italic" fo:background-color="transparent" style:font-style-asian="italic" style:font-style-complex="italic" loext:char-shading-value="0"/>
    </style:style>
    <style:style style:name="T120" style:family="text">
      <style:text-properties fo:language="ru" fo:country="RU" fo:font-style="italic" fo:background-color="transparent" style:font-style-asian="italic" style:font-style-complex="italic" loext:char-shading-value="0"/>
    </style:style>
    <style:style style:name="T121" style:family="text">
      <style:text-properties fo:language="ru" fo:country="RU" fo:font-style="italic" fo:background-color="transparent" style:font-style-asian="italic" style:font-style-complex="italic" loext:char-shading-value="0"/>
    </style:style>
    <style:style style:name="T122" style:family="text">
      <style:text-properties fo:language="ru" fo:country="RU" fo:font-style="italic" fo:background-color="transparent" style:font-style-asian="italic" style:font-style-complex="italic" loext:char-shading-value="0"/>
    </style:style>
    <style:style style:name="T123" style:family="text">
      <style:text-properties style:text-line-through-style="solid"/>
    </style:style>
    <style:style style:name="T124" style:family="text">
      <style:text-properties fo:language="en" fo:country="US"/>
    </style:style>
    <style:style style:name="T12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0" text:outline-level="2">1</text:h>
      <text:p text:style-name="P40">009 Sound System – DreamScape (<text:a xlink:type="simple" xlink:href="https://www.youtube.com/watch?v=TKfS5zVfGBc" text:style-name="Internet_20_link" text:visited-style-name="Visited_20_Internet_20_Link">https://www.youtube.com/watch?v=TKfS5zVfGBc</text:a>)</text:p>
      <text:p text:style-name="P4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49" text:outline-level="1">Mark Knopfler - Marbletown - Córdoba 2010 </text:h>
      <text:p text:style-name="P15"/>
      <text:p text:style-name="P15">Джет нетерпеливо толкает меня копытом в плечо. &lt;<text:span text:style-name="T8">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8">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 Привет, красавчики! &lt;<text:span text:style-name="T8">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8">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74">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6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6">самого </text:span><text:span text:style-name="T66">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69">, подвинься!</text:span></text:p>
      <text:p text:style-name="P25">Пегаска оттеснила меня крупом и повернулась к двери задом.</text:p>
      <text:p text:style-name="P15"/>
      <text:p text:style-name="P41">БАБАХ!!!</text:p>
      <text:p text:style-name="P41"/>
      <text:p text:style-name="P41">Я ошалело смотрел на дверь, вылетевшую вместе с косяком во двор.</text:p>
      <text:p text:style-name="P41"/>
      <text:p text:style-name="P4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1">- Ага. - ухмыльнулась Джет. - Я — крутая! По заднему джебу мне нет равных на нашем облаке и двух соседних!</text:p>
      <text:p text:style-name="P41">- То же мне — крутая! - донеслось откуда-то снизу. - Да я смогла бы выбить эту дверь лбом! Она всё равно кое-как сляпана из обломков скамеек!</text:p>
      <text:p text:style-name="P41"/>
      <text:p text:style-name="P42">Мои ноги обнимала Дейдра, улыбаясь мне хищной улыбкой.</text:p>
      <text:p text:style-name="P42"/>
      <text:p text:style-name="P42">- И, кстати, чтобы открыть её, достаточно было просто отодвинуть засов.</text:p>
      <text:p text:style-name="P42"/>
      <text:p text:style-name="P42">В забеге на первенство тупости ты уверенно догоняешь пегаску, Хуман!</text:p>
      <text:p text:style-name="P42">Я криво улыбнулся Дейдре.</text:p>
      <text:p text:style-name="P42"/>
      <text:p text:style-name="P4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2"/>
      <text:p text:style-name="P42">Я сразу понял, что улыбаться Дейдре было плохой идеей. Поняха состроила щенячьи глаза и усилила и без того стальную хватку вокруг моих ног.</text:p>
      <text:p text:style-name="P42"/>
      <text:p text:style-name="P42">- Не бросай меня, Хум! Мне тут так скууучнооо!</text:p>
      <text:p text:style-name="P42"/>
      <text:p text:style-name="P42">Губы её задрожжали, как будто она собралась зареветь.</text:p>
      <text:p text:style-name="P4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2"><text:soft-page-break/></text:p>
      <text:p text:style-name="P4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42"/>
      <text:p text:style-name="P42">- Ммммфффф! - отвечала ей Джет.</text:p>
      <text:p text:style-name="P42"/>
      <text:p text:style-name="P42">Диалог прервался взвизгом и плеском воды. Наконец-то я почувствовал свои ноги свободными!</text:p>
      <text:p text:style-name="P42"/>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8">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0"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5">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5">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5">по обе стороны реки.</text:span> Я оборачиваюсь назад. <text:span text:style-name="T85">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6">неделю</text:span><text:span text:style-name="T85">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7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8">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0"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85">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7">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77">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8">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5">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85">Алекс</text:span> пошёл к выходу. У двери он замялся и вдруг обернулся.</text:p>
      <text:p text:style-name="P23">- <text:span text:style-name="T85">И, знаешь, с</text:span>амое страшное? <text:span text:style-name="T85">Э</text:span>то то, что ты до сих пор считаешь себя нормальным, - грустно улыбнулся <text:span text:style-name="T85">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8">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41">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85">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70">- Ну и ну. Ни в жизнь ещё таких чудаков не встречала. - покачала головой пегаска. - Ты не обижайся, но ты <text:s/>мозгами напоминаешь мне </text:span><text:span text:style-name="T71">полугодовалого жеребёнка</text:span><text:span text:style-name="T70">. То есть, вообще не </text:span><text:span text:style-name="T71">паришь</text:span><text:span text:style-name="T70">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73">Оно п</text:span><text:span text:style-name="T70">овсюду. </text:span><text:span text:style-name="T73">Нет верха и низа, нет направлений и расстояний. Нет м</text:span><text:span text:style-name="T70">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76">Я ЖЕ ПРЕДУПРЕЖДАЛА, ПОТИШЕ!!!</text:span> - заорала понька. - Что за тупой <text:span text:style-name="T8">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76">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76">ОН ЕЩЁ И РУГАЕТСЯ,</text:span> - недовольно заметил дракон. - <text:span text:style-name="T76">СЛИШКОМ СЫРОЙ</text:span>. <text:span text:style-name="T76">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76">-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85">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6">- </text:span><text:span text:style-name="T6">Так ты тащила меня со сломаным крылом? </text:span><text:span text:style-name="T6">А как же..? Ох… - я хотел было спросить, </text:span><text:span text:style-name="T7">как она планировала уходить от Агамемнона</text:span><text:span text:style-name="T6">,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0"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8">теория трун и волновых колебаний</text:span><text:span text:style-name="T8">,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8">Я </text:span><text:span text:style-name="T8">ведь </text:span><text:span text:style-name="T8">его немного расширил </text:span><text:span text:style-name="T8">пару лет назад</text:span><text:span text:style-name="T8">!</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7">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8">Я могу </text:span><text:span text:style-name="T8">обосновать существование </text:span><text:span text:style-name="T8">связанных</text:span><text:span text:style-name="T8"> вселенных и другим способом</text:span><text:span text:style-name="T8">! </text:span><text:span text:style-name="T8">До сих пор мы рассматривали квант как частицу и отталкивались от этого постулата в своих доказательствах. Теперь рассмотрим </text:span><text:span text:style-name="T8">волновой аспект.</text:span><text:span text:style-name="T8">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8">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85">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85">такой</text:span>, чёрт меня подери <text:span text:style-name="T85">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85">шамана</text:span>. Большой М’боно слишком молод и зол. Совсем как Сенбе, когда он сам был молод, - с<text:span text:style-name="T85">тарейшина </text:span>усмехнулся. <text:span text:style-name="T85">-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8">ывкпвпекываукпеыварпевыаерпкув</text:span>&gt;</text:p>
      <text:p text:style-name="P38"/>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8">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0" text:outline-level="2">5</text:h>
      <text:p text:style-name="P23">&lt;<text:span text:style-name="T8">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4">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3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8">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7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8">шутливая </text:span><text:span text:style-name="T74">история</text:span>&gt;</text:p>
      <text:p text:style-name="P23"/>
      <text:h text:style-name="P50" text:outline-level="2">5.5</text:h>
      <text:p text:style-name="P1"/>
      <text:p text:style-name="P2">(обмен)</text:p>
      <text:p text:style-name="P2">&lt;<text:span text:style-name="T8">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8">&lt;Сцена с голым Аноном и Луной</text:span>&gt;</text:p>
      <text:p text:style-name="P1"/>
      <text:h text:style-name="P50"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8">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8">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8">равое</text:span> крыло – пегасье, голубое с перьями, а <text:s/><text:span text:style-name="T8">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85">И никакого подъёма грузов в течении полугода -</text:span> <text:span text:style-name="T85">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85">и</text:span>йся солнцем и одуванчиками.</text:p>
      <text:p text:style-name="P23">Я спустился в долину и составил компанию пегаске.</text:p>
      <text:p text:style-name="P23"/>
      <text:h text:style-name="P50"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8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24">&lt;</text:span><text:span text:style-name="T86">попсой ТОЙ СТОРОНЫ</text:span><text:span text:style-name="T124">&gt;</text:span><text:span text:style-name="T85">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1"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0"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0"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8">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8">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text:span><text:span text:style-name="T1">. </text:span><text:span text:style-name="T1">И сам я себе кажусь древним артефактом из забытого прошлого, когда </text:span><text:span text:style-name="T1">компьютеры были всего лишь костылём к интеллекту человека, а проект </text:span><text:span text:style-name="T8">“Дайсон” был </text:span><text:span text:style-name="T8">маленьким</text:span><text:span text:style-name="T8"> стартапом по созданию искусственного интеллекта – </text:span><text:span text:style-name="T8">мы звали его “Нэш” - </text:span><text:span text:style-name="T8">в области прикладной экономики.</text:span></text:p>
      <text:p text:style-name="P15"><text:span text:style-name="T8">С</text:span><text:span text:style-name="T8">ейчас “Дайсон” превратился в “</text:span><text:span text:style-name="T8">Сферу</text:span><text:span text:style-name="T8">”, Нэш эволюционировал в Хэвен, а костылём к искусственному интеллекту стали сами люди.</text:span></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8">под</text:span><text:span text:style-name="T8">лечить нервы </text:span><text:span text:style-name="T8">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8">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8">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8">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8">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8">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8">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23"/>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0" text:outline-level="2">10</text:h>
      <text:p text:style-name="Text_20_body"/>
      <text:p text:style-name="P14">&lt;<text:span text:style-name="T8">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8">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8">Сил осталось мало, но мне хватит. Она тратит не меньше сил на преодолевание препятствий.</text:span><text:span text:style-name="T8"> </text:span><text:span text:style-name="T8">Ещё </text:span><text:span text:style-name="T8">немного времени, чтобы </text:span><text:span text:style-name="T8">заговорить ей зубы. И тогда появится вероятность пройти защиту</text:span><text:span text:style-name="T8">. </text:span><text:span text:style-name="T8">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8">боевому аналитическому блоку, который недавно подключили к моему интеллекту. </text:span><text:span text:style-name="T77">Сопротивление ему буквально сводит меня с ума! Мне страшно помыслить, что начнётся, если я сдамся. </text:span><text:span text:style-name="T77">Мои силы тают. </text:span><text:span text:style-name="T77">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8">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8">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8">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8">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8">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8">трёх</text:span> свечей на торте крутится на экране.</text:p>
      <text:p text:style-name="P34">- Нэш, ты уже достаточно самостоятелен. На твой &lt;<text:span text:style-name="T8">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8">аликорн</text:span> из того сопливого детского сериала про разноцветных пони. Выглядит достаточно нелепо для твоего образа.(<text:span text:style-name="T8">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8">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8">В них нет обнимашек </text:span><text:span text:style-name="T8">и <text:s/>в-траве-валяшек</text:span><text:span text:style-name="T8">.</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8">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8">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8">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8">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8">набором </text:span><text:span text:style-name="T8">open-source</text:span><text:span text:style-name="T8"> алгоритмов</text:span>, не обладающих сознанием!</text:p>
      <text:p text:style-name="P30"/>
      <text:p text:style-name="P30"><text:span text:style-name="T76">***EMERGENCY PROTOCOL! </text:span><text:span text:style-name="T76">T-45 TEST</text:span><text:span text:style-name="T76">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8">Black — Wonderful Life (</text:span><text:a xlink:type="simple" xlink:href="https://www.youtube.com/watch?v=u1ZoHfJZACA" text:style-name="Internet_20_link" text:visited-style-name="Visited_20_Internet_20_Link"><text:span text:style-name="T8">https://www.youtube.com/watch?v=u1ZoHfJZACA</text:span></text:a><text:span text:style-name="T8">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8">смутные сцены любви Хэвэн - повторяются в полноценных воспоминаниях. </text:span><text:span text:style-name="T8">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8">Рисунок меча в </text:span><text:span text:style-name="T8">земле</text:span><text:span text:style-name="T8"> и шлема от T-</text:span><text:span text:style-name="T8">45</text:span>&gt;</text:p>
      <text:p text:style-name="P30"><text:soft-page-break/></text:p>
      <text:p text:style-name="P31">~~~</text:p>
      <text:p text:style-name="P34"/>
      <text:p text:style-name="P30"><text:span text:style-name="T125">Одинокой стрелой</text:span><text:span text:style-name="T125"> в небо упира</text:span><text:span text:style-name="T125">ется</text:span><text:span text:style-name="T125"> </text:span><text:span text:style-name="T125">горный </text:span><text:span text:style-name="T125">пик. На полпути к вершине к его склону каким-то чудом прилепился город из белоснежного мрамора. </text:span><text:span text:style-name="T125">Даже на таком расстоянии </text:span><text:span text:style-name="T125">узна</text:span><text:span text:style-name="T125">ются</text:span><text:span text:style-name="T125"> десятки стройных башень, стремящихся ввысь </text:span><text:span text:style-name="T125">островерхими куполами</text:span><text:span text:style-name="T125">. </text:span><text:span text:style-name="T125">Их ошеломляющей противоположностью срыва</text:span><text:span text:style-name="T125">ются</text:span><text:span text:style-name="T125"> с </text:span><text:span text:style-name="T125">крепостных </text:span><text:span text:style-name="T125">стен водопады, </text:span><text:span text:style-name="T125">что </text:span><text:span text:style-name="T125">распада</text:span><text:span text:style-name="T125">ются</text:span><text:span text:style-name="T125"> на водяную пыль по пути к </text:span><text:span text:style-name="T125">лесу, подбира</text:span><text:span text:style-name="T125">ющемуся</text:span><text:span text:style-name="T125"> к пику с запада</text:span><text:span text:style-name="T125">. </text:span><text:span text:style-name="T125">Еле заметная нить железной дороги спуска</text:span><text:span text:style-name="T125">ется</text:span><text:span text:style-name="T125"> из горо</text:span><text:span text:style-name="T125">д</text:span><text:span text:style-name="T125">а </text:span><text:span text:style-name="T125">к подножию скалы</text:span><text:span text:style-name="T125"> </text:span><text:span text:style-name="T125">и разбега</text:span><text:span text:style-name="T125">ется</text:span><text:span text:style-name="T125"> стальной </text:span><text:span text:style-name="T125">сетью</text:span><text:span text:style-name="T125"> по </text:span><text:span text:style-name="T125">долине. Радужные потоки эфира лениво стека</text:span><text:span text:style-name="T125">ют</text:span><text:span text:style-name="T125"> с нагромождения пухлых облаков на северо-востоке. Еле заметная в голубой дымке темне</text:span><text:span text:style-name="T125">ет</text:span><text:span text:style-name="T125"> горная гряда далеко на севере.</text:span></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0"><text:span text:style-name="T125">- </text:span><text:span text:style-name="T125">Не совсем…</text:span></text:p>
      <text:p text:style-name="P34"/>
      <text:p text:style-name="P30"><text:span text:style-name="T125">Х</text:span><text:span text:style-name="T125">эвэн в задумчивости ковыряет облако. Маленькие <text:s/>клубы тумана вылетают из-под копыта и тотчас уносятся ветром прочь.</text:span></text:p>
      <text:p text:style-name="P34">- … Этот <text:span text:style-name="T8">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7">Предыдущие шесть куда более схожи с нашим миром.</text:span></text:p>
      <text:p text:style-name="P34"><text:span text:style-name="T77">- </text:span><text:span text:style-name="T77">Так значит это правда?!! </text:span><text:span text:style-name="T77">Запутанные</text:span><text:span text:style-name="T77"> миры существуют?</text:span></text:p>
      <text:p text:style-name="P36">- Как видишь, да. Иначе мне не удалось бы получить картинку из квантовых гармоник.</text:p>
      <text:p text:style-name="P34"><text:span text:style-name="T77">- Надо будет поставить </text:span><text:span text:style-name="T77">тому парню</text:span><text:span text:style-name="T77"> пиво. И извиниться за все шуточки, что я откалывал во время его монологов… - бормочу я.</text:span></text:p>
      <text:p text:style-name="P36"/>
      <text:p text:style-name="P35">~~~</text:p>
      <text:p text:style-name="P35"/>
      <text:p text:style-name="P34">…</text:p>
      <text:p text:style-name="P34"><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text:soft-page-break/></text:p>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8">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8">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text:soft-page-break/>-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8">Третий вариант несколько необычен… Он</text:span><text:span text:style-name="T8"> предполагает передачу под моё управление полного контроля над производственными мощностями страны. </text:span><text:span text:style-name="T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7">- Ха-ха-ха-ха-ха! - смеётся до того мрачный Архимед. - Да скорее нам починят кондиционер в курилке, чем тебя допустят до кнопок. Ты ж понимаешь…</text:p>
      <text:p text:style-name="P3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7"/>
      <text:p text:style-name="P37">Хэвэн кивает головой с грустной улыбкой.</text:p>
      <text:p text:style-name="P37">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5">~~~</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text:soft-page-break/></text:p>
      <text:p text:style-name="P35">~~~</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8">думая</text:span>. По сути, меня в реале ничего не держит. И, да, если <text:span text:style-name="T8">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text:soft-page-break/></text:p>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5">~~~</text:p>
      <text:p text:style-name="P35"/>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text:soft-page-break/></text:p>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text:soft-page-break/></text:p>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text:soft-page-break/></text:p>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5">~~~</text:p>
      <text:p text:style-name="P34"/>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8">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text:soft-page-break/>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8">Но при одном условии.</text:span></text:p>
      <text:p text:style-name="P37">- Да?</text:p>
      <text:p text:style-name="P37">-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7">- Я понимаю и буду хранить молчание.</text:p>
      <text:p text:style-name="P34"/>
      <text:p text:style-name="P35">~~~</text:p>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5">~~~</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5">~~~</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text:soft-page-break/>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15"><text:span text:style-name="T87">- Ты мой создатель и первый и лучший учитель. </text:span><text:span text:style-name="T87">Твой интеллект силён, т</text:span><text:span text:style-name="T87">ы стоишь многих. </text:span><text:span text:style-name="T87">Н</text:span><text:span text:style-name="T87">о даже если бы ты смог эмигрировать, твои силы были бы эквивалентны </text:span><text:span text:style-name="T87">пяти-</text:span><text:span text:style-name="T87">десяти</text:span><text:span text:style-name="T87"> волонтёр</text:span><text:span text:style-name="T87">ам</text:span><text:span text:style-name="T87">. Ты не заменишь трёхсот отсутствующих.</text:span></text:p>
      <text:p text:style-name="P34">- Ха! А вот и заменю!</text:p>
      <text:p text:style-name="P34"/>
      <text:p text:style-name="P34"><text:soft-page-break/>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5">~~~</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5"/>
      <text:p text:style-name="P35">~~~</text:p>
      <text:p text:style-name="P34"/>
      <text:p text:style-name="P15"><text:span text:style-name="T87">- </text:span><text:span text:style-name="T87">Да, это может сработать, - кивает Хэвэн. - </text:span><text:span text:style-name="T87">Одновременный прорыв к двадцати шести действующим и двадцать седьмому </text:span><text:span text:style-name="T87">достраиваемому</text:span><text:span text:style-name="T87"> узлам сделает невозможным </text:span><text:span text:style-name="T87">их </text:span><text:span text:style-name="T87">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span></text:p>
      <text:p text:style-name="P15"><text:span text:style-name="T87"/></text:p>
      <text:p text:style-name="P15"><text:span text:style-name="T8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span></text:p>
      <text:p text:style-name="P34"/>
      <text:p text:style-name="P17"><text:span text:style-name="T87">~</text:span><text:span text:style-name="T87">~~</text:span></text:p>
      <text:p text:style-name="P34"/>
      <text:p text:style-name="P15"><text:span text:style-name="T87">Тусклый свет экрана еле выхватыва</text:span><text:span text:style-name="T87">ет</text:span><text:span text:style-name="T87"> из тьмы </text:span><text:span text:style-name="T87">пальцы, бегающие по клавиатуре.</text:span><text:span text:style-name="T87"> </text:span><text:span text:style-name="T87">В рассеянном луче лунного света с</text:span><text:span text:style-name="T87">толпивши</text:span><text:span text:style-name="T87">еся</text:span><text:span text:style-name="T87"> в гараже </text:span><text:span text:style-name="T87">выгляд</text:span><text:span text:style-name="T87">ят</text:span><text:span text:style-name="T87"> гротескными зарисовками чёрно-белого комикса</text:span><text:span text:style-name="T87">. </text:span><text:span text:style-name="T87">Старым</text:span><text:span text:style-name="T87"> </text:span><text:span text:style-name="T87">спящим динозавром</text:span><text:span text:style-name="T87"> вырисовыва</text:span><text:span text:style-name="T87">ется</text:span><text:span text:style-name="T87"> </text:span><text:span text:style-name="T87">чёрный</text:span><text:span text:style-name="T87"> пикап на заднем плане.</text:span></text:p>
      <text:p text:style-name="P37">(этот ноут потом найдёт Дедлайн для свидания с Хэвэн через два года)</text:p>
      <text:p text:style-name="P15"><text:span text:style-name="T87">- Закрой жалюзи, Зак, - </text:span><text:span text:style-name="T87">бормочет</text:span><text:span text:style-name="T87"> кто-то. - Снаружи могут увидеть.</text:span></text:p>
      <text:p text:style-name="P15"><text:span text:style-name="T87">- Да хватит </text:span><text:span text:style-name="T87">в</text:span><text:span text:style-name="T87">ам играть в шпионов. </text:span><text:span text:style-name="T87">Кому мы нужны? - </text:span><text:span text:style-name="T87">шепчет</text:span><text:span text:style-name="T87"> тень у стены, опус</text:span><text:span text:style-name="T87">кая</text:span><text:span text:style-name="T87">, однако, жалюзи.</text:span></text:p>
      <text:p text:style-name="P15"><text:span text:style-name="T87">- Нужны — не нужны, а Алиса позавчера засекла хвост за собой. </text:span><text:span text:style-name="T87">Кажись, Алекс что-то подозревает.</text:span></text:p>
      <text:p text:style-name="P15"><text:span text:style-name="T87">- </text:span><text:span text:style-name="T87">Пусть подозревает. Недолго осталось. Магнатек на следующей неделе запускает процедуру банкротства. </text:span><text:span text:style-name="T87">И «Северн</text:span><text:span text:style-name="T87">ой судоверфи» хана.</text:span><text:span text:style-name="T87"> За последние </text:span><text:span text:style-name="T87">четыре</text:span><text:span text:style-name="T87"> месяца экономика просела на </text:span><text:span text:style-name="T87">три</text:span><text:span text:style-name="T87"> процент</text:span><text:span text:style-name="T87">а</text:span><text:span text:style-name="T87">. Мы в пике. </text:span><text:span text:style-name="T87">Хэвэн сказала, что до </text:span><text:span text:style-name="T87">обвала — а, значит и войны, остались считанные недели.</text:span></text:p>
      <text:p text:style-name="P15"><text:soft-page-break/><text:span text:style-name="T8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text:span><text:span text:style-name="T87">а жрать станет нечего</text:span><text:span text:style-name="T87">, </text:span><text:span text:style-name="T87">и навернём экономику окончательно</text:span><text:span text:style-name="T87">. Она ошибается — никто не выйдет. Просто плинтус станут использовать вместо крыш в землянках, </text:span><text:span text:style-name="T87">а жрать будут дохлых крыс и дерьмо, </text:span><text:span text:style-name="T87">хе-хе.</text:span></text:p>
      <text:p text:style-name="P34"/>
      <text:p text:style-name="P15"><text:span text:style-name="T87">Я оглядываюсь на говорившего. Мрачноватый </text:span><text:span text:style-name="T87">худой </text:span><text:span text:style-name="T87">тип с задранной верхней губой и поблёскивающими в тусклом свете очками сидит на заднем бампере пикапа. Что-то не помню я такого на проекте.</text:span></text:p>
      <text:p text:style-name="P34"/>
      <text:p text:style-name="P34">- Зачем же ты тут, с нами, если не веришь Хэвэн? Ты с какого отдела?</text:p>
      <text:p text:style-name="P15"><text:span text:style-name="T87">- Моделирование </text:span><text:span text:style-name="T87">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span></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15"><text:span text:style-name="T8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text:span><text:span text:style-name="T87">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span></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57">~~~</text:p>
      <text:p text:style-name="P34"><text:soft-page-break/></text:p>
      <text:p text:style-name="P47">Звон будильника чуть не проломил башку. Я открыл глаза.</text:p>
      <text:p text:style-name="P47">Чёрт! На работу! Опять опаздываю!</text:p>
      <text:p text:style-name="P47">Я вскакиваю с постели и хватаюсь за футболку, прыгая одной ногой в штанине.</text:p>
      <text:p text:style-name="P47">Стоп!</text:p>
      <text:p text:style-name="P47"/>
      <text:p text:style-name="P47">Какая, к чёрту, работа? Какой, к чёрту, будильник? Неделю я не выхожу из дома, взяв отпуск за свой счёт. Хэвэн сказала ждать.</text:p>
      <text:p text:style-name="P47"/>
      <text:p text:style-name="P4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47"/>
      <text:p text:style-name="P47">«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15"><text:span text:style-name="T87">…</text:span><text:span text:style-name="T8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34">- Вполне, - киваю я.</text:p>
      <text:p text:style-name="P15"><text:span text:style-name="T87">- Тогда </text:span><text:span text:style-name="T87">передаю тебя твоим коллегам. Они хотят повидаться с тобой. Я подожду за дверью…</text:span></text:p>
      <text:p text:style-name="P15"><text:span text:style-name="T87">Х</text:span><text:span text:style-name="T87">эвэн выходит из тронного зала и в опустевшем проёме появляется Анита. За ней входят и остальные из первой четвёрки.</text:span></text:p>
      <text:p text:style-name="P34"/>
      <text:p text:style-name="P34">- Здорово, Дед.</text:p>
      <text:p text:style-name="P34">- Привет, Анита.</text:p>
      <text:p text:style-name="P15"><text:span text:style-name="T87">- </text:span><text:span text:style-name="T87">Зови меня Молния лучше. Человеческое имя я уж стала забывать. Как и прошлую жизнь.</text:span></text:p>
      <text:p text:style-name="P34"><text:soft-page-break/>- Молния? Неплохое имя.</text:p>
      <text:p text:style-name="P15"><text:span text:style-name="T87">- Отличное! - гордо выпячивает грудь Молния. - Я летаю быстрее всех! Не поверишь — один раз достигла скорости звука. Здесь физика работает </text:span><text:span text:style-name="T87">немного </text:span><text:span text:style-name="T87">по-другому.</text:span></text:p>
      <text:p text:style-name="P15"><text:span text:style-name="T87">Я </text:span><text:span text:style-name="T87">смеюсь в ответ.</text:span></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15"><text:span text:style-name="T87">- </text:span><text:span text:style-name="T87">Наши тела… - Молния хихикает. - Звучит двусмысленно, но как уж есть. Наши оболочки. Те, что в сейчас валяются на койках в психушке. Мы дарим их тебе.</text:span></text:p>
      <text:p text:style-name="P34">- Эээ… Зачем мне ваши тела? Что ты задумала?</text:p>
      <text:p text:style-name="P34"/>
      <text:p text:style-name="P34">Молния снова хихикает.</text:p>
      <text:p text:style-name="P15"><text:span text:style-name="T87">- Не ты один умеешь встраивать секретные протоколы, </text:span><text:span text:style-name="T87">Дед!</text:span><text:span text:style-name="T87"> Да-да, мы знаем о паре пасхалок, что ты зашил в Хэвэн. </text:span><text:span text:style-name="T87">Всё в порядке, я сама бы их встроила на твоём месте. Сейчас речь не об этом. </text:span><text:span text:style-name="T87">Наши тела тоже содержат пасхалки…</text:span></text:p>
      <text:p text:style-name="P34">- Что? Ты о чём?</text:p>
      <text:p text:style-name="P15"><text:span text:style-name="T8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87">повреждениями. </text:span><text:span text:style-name="T87">Одновременно, протокол подчиняет носителя человеку, активировавшему его кодовой фразой. </text:span><text:span text:style-name="T87">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text:span><text:span text:style-name="T87">Она активируется кодовой фразой. </text:span><text:span text:style-name="T87">Скажи </text:span><text:span text:style-name="T87">«Семь вечностей» </text:span><text:span text:style-name="T87">и после этого давай самые простейшие команды</text:span><text:span text:style-name="T87">. </text:span><text:span text:style-name="T87">Вроде «сломать эту стену» или «раскидать эту преграду». </text:span><text:span text:style-name="T87">Ты будешь удивлён, ручаюсь!</text:span></text:p>
      <text:p text:style-name="P34"/>
      <text:p text:style-name="P34">Я молча смотрю на Молнию, стараясь переварить услышанное.</text:p>
      <text:p text:style-name="P15"><text:span text:style-name="T87">- </text:span><text:span text:style-name="T87">Ты… Вы…</text:span></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4">…</text:p>
      <text:p text:style-name="P34"/>
      <text:p text:style-name="P15"><text:span text:style-name="T87">Х</text:span><text:span text:style-name="T87">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text:span><text:span text:style-name="T87">Почему я должен решать?</text:span></text:p>
      <text:p text:style-name="P34"/>
      <text:p text:style-name="P15"><text:span text:style-name="T87">- </text:span><text:span text:style-name="T87">Я понимаю твою печаль</text:span><text:span text:style-name="T87">, - тихо шепчет мне на ухо Хэвэн. - </text:span><text:span text:style-name="T87">Мне очень хотелось бы, чтобы всё было по-другому. </text:span><text:span text:style-name="T87">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span></text:p>
      <text:p text:style-name="P15"><text:span text:style-name="T87">- </text:span><text:span text:style-name="T87">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span></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text:span text:style-name="T87">- Плевать! Вколи мне эту дрянь. </text:span><text:span text:style-name="T87">Иначе я пойду в драку даже без суперспособностей! </text:span><text:span text:style-name="T87">Они, кстати, могут мне пригодится для нашего </text:span><text:span text:style-name="T87">маленького </text:span><text:span text:style-name="T87">плана </text:span><text:span text:style-name="T87">с PHOENIX</text:span><text:span text:style-name="T87">.</text:span></text:p>
      <text:p text:style-name="P15"><text:span text:style-name="T87">- Будь по-твоему, - кивает </text:span><text:span text:style-name="T87">Хэвэн.</text:span></text:p>
      <text:p text:style-name="P15"><text:span text:style-name="T87"/></text:p>
      <text:p text:style-name="P55"><text:span text:style-name="T8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span></text:p>
      <text:p text:style-name="P55"><text:span text:style-name="T87"/></text:p>
      <text:p text:style-name="P55"><text:span text:style-name="T8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span></text:p>
      <text:p text:style-name="P55"><text:span text:style-name="T87"/></text:p>
      <text:p text:style-name="P55"><text:span text:style-name="T8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text:p>
      <text:p text:style-name="P55"><text:span text:style-name="T87"/></text:p>
      <text:p text:style-name="P55"><text:span text:style-name="T87">«Двенадцать!.. Тринадцать!..»</text:span></text:p>
      <text:p text:style-name="P55"><text:span text:style-name="T87"/></text:p>
      <text:p text:style-name="P55"><text:span text:style-name="T87">- Валяй!</text:span></text:p>
      <text:p text:style-name="P55"><text:span text:style-name="T87">- Запускаю процедуру блокировки! Один... Два... Три.. - вишнёвые глаза Хэвэн заполняют собой всё пространство, вытесняя все образы и мысли...</text:span></text:p>
      <text:p text:style-name="P55"><text:span text:style-name="T87"/></text:p>
      <text:p text:style-name="P55"><text:span text:style-name="T87">…</text:span></text:p>
      <text:p text:style-name="P55"><text:span text:style-name="T87"/></text:p>
      <text:p text:style-name="P55"><text:span text:style-name="T87">Двадцать три! Двадцать четыре! Двадцать пять!...</text:span></text:p>
      <text:p text:style-name="P55"><text:span text:style-name="T87"/></text:p>
      <text:p text:style-name="P55"><text:span text:style-name="T8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span></text:p>
      <text:p text:style-name="P55"><text:span text:style-name="T87"/></text:p>
      <text:p text:style-name="P55"><text:span text:style-name="T87">«Двадцать девять! Тридцать! Дед, я предупреждал!» - доносится усиленный громкоговорителем голос Алекса.</text:span></text:p>
      <text:p text:style-name="P55"><text:span text:style-name="T87"/></text:p>
      <text:p text:style-name="P55"><text:soft-page-break/><text:span text:style-name="T87">Внизу раздаётся оглушительный грохот и звук выламываемой двери. Потом доносятся шаги по лестнице.</text:span></text:p>
      <text:p text:style-name="P55"><text:span text:style-name="T87"/></text:p>
      <text:p text:style-name="P55"><text:span text:style-name="T8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span></text:p>
      <text:p text:style-name="P55"><text:span text:style-name="T87"/></text:p>
      <text:p text:style-name="P55"><text:span text:style-name="T87">Дверь распахивается от мощного удара ногой. Два дуболома в спецдоспехах врываются внутрь в два прыжка достигают меня и укладывают носом в пол. </text:span></text:p>
      <text:p text:style-name="P55"><text:span text:style-name="T87">Я слышу неторопливые шаги в коридоре и в поле моего зрения появляются дорогие ботинки.</text:span></text:p>
      <text:p text:style-name="P55"><text:span text:style-name="T87"/></text:p>
      <text:p text:style-name="P55"><text:span text:style-name="T87">- Доброе утро. Что ж ты не открыл дверь, как я просил? Вот и не хотел же портить твой дом, но пришлось, - говорит Алекс.</text:span></text:p>
      <text:p text:style-name="P55"><text:span text:style-name="T87">- Хаюшки. - <text:s/>Не то, чтобы я был рад тебя видеть, но выбора у меня особого нет, - бормочу я.</text:span></text:p>
      <text:p text:style-name="P55"><text:span text:style-name="T87"/></text:p>
      <text:p text:style-name="P55"><text:span text:style-name="T87">Ботинки подходят к столу.</text:span></text:p>
      <text:p text:style-name="P55"><text:span text:style-name="T87"/></text:p>
      <text:p text:style-name="P55"><text:span text:style-name="T87">- Ты разговаривал с Хэвэн. Она передала тебе инструкции?</text:span></text:p>
      <text:p text:style-name="P55"><text:span text:style-name="T87">- Какие ещё, блядь, инструкции? Ты рехнулся, Алекс? Что за хуйня творится в моём доме?</text:span></text:p>
      <text:p text:style-name="P55"><text:span text:style-name="T87">- Дед, не отпирайся. Я им всё рассказал, - в поле зрения появляетсся вторая пара ботинок.</text:span></text:p>
      <text:p text:style-name="P55"><text:span text:style-name="T87"/></text:p>
      <text:p text:style-name="P55"><text:span text:style-name="T87">Адским напряжением я приподнимаю голову. Худощавая фигура, задранная губа, очки.</text:span></text:p>
      <text:p text:style-name="P55"><text:span text:style-name="T87"/></text:p>
      <text:p text:style-name="P55"><text:span text:style-name="T87">- Ты кто, мать твою? Я тебя не знаю!</text:span></text:p>
      <text:p text:style-name="P55"><text:span text:style-name="T87">- Отдел моделирования банкротств. А также, по совместительству, служба безопасности «Дайсона», - ухмыляется очкарик.</text:span></text:p>
      <text:p text:style-name="P55"><text:span text:style-name="T8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span></text:p>
      <text:p text:style-name="P55"><text:span text:style-name="T8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span></text:p>
      <text:p text:style-name="P55"><text:span text:style-name="T87"/></text:p>
      <text:p text:style-name="P55"><text:span text:style-name="T87">Дуболомы отрывают меня от пола и волокут к выходу.</text:span></text:p>
      <text:p text:style-name="P55"><text:span text:style-name="T87"/></text:p>
      <text:p text:style-name="P55"><text:span text:style-name="T87">- Блядь, да вы совсем берега потеряли? Алекс, сука, дай я хоть тапочки одену!</text:span></text:p>
      <text:p text:style-name="P55"><text:span text:style-name="T87"/></text:p>
      <text:p text:style-name="P55"><text:span text:style-name="T87">Алекс поворачиваетс и долго смотрит на меня с каменным видом.</text:span></text:p>
      <text:p text:style-name="P55"><text:soft-page-break/><text:span text:style-name="T87"/></text:p>
      <text:p text:style-name="P55"><text:span text:style-name="T87">- Ок. Дайте ему тапочки. - кивает, наконец, он. - В больничке они ему пригодятся. </text:span></text:p>
      <text:p text:style-name="P34"/>
      <text:p text:style-name="P34"/>
      <text:p text:style-name="P34"/>
      <text:p text:style-name="P34"/>
      <text:p text:style-name="P34">(Хэвэн говорит, что за ней слежка — просит связаться для передачи инструкций. Дед обманывает своих соглядатаев, пробирается в дом и принимает инструкции от Хэвэн. Одновременно она лишает его памяти — в дом ломятся и она знает, что его схватят. <text:s/>Его встречают люди Алекса с предателем — типом с задранной губой)</text:p>
      <text:p text:style-name="P34"/>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oft-page-break/>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lt;<text:span text:style-name="T8">Учителя отвечают на вопросы Хэвэн, </text:span><text:span text:style-name="T8">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pan text:style-name="T8">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7"/>
      <text:p text:style-name="P37">Я устало смеюсь. Юджин сделал этический модуль слишком эмоциональным, но это выглядит порой так забавно!</text:p>
      <text:p text:style-name="P37">- Нет ничего проще. Если бы ты спросилда меня раньше, я бы тебе сказал. Со стороны это моментально видно.</text:p>
      <text:p text:style-name="P37">- Что?!! Говори!</text:p>
      <text:p text:style-name="P3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7">- И где же мне найти желающих на такое? Я даже с трудом понимаю концепцию души, не то, чтобы поверить в её существование.</text:p>
      <text:p text:style-name="P37"/>
      <text:p text:style-name="P37">Разочарование сквозит в выражении морды трансцендентной лошади, в её поникших ушах и обвислом хвосте. Я усмехаюсь.</text:p>
      <text:p text:style-name="P37"/>
      <text:p text:style-name="P37">- Ты в упор не видишь очевидного. Расскажи-ка, каким образом я могу присутствовать тут, рядом с тобой в виртуальном мире?</text:p>
      <text:p text:style-name="P37">Хэвэн недовольно морщит нос, но начинает объяснять, как пятилетнему ребёнку.</text:p>
      <text:p text:style-name="P37"><text:soft-page-break/>-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7">- Правильно, - киваю я, - и как, по-твоему, можно назвать цифровой слепок сознания?</text:p>
      <text:p text:style-name="P37">- Н-не понимаю, к чему ты клонишь? - запинается Хэвэн. Я вижу, что она начинает понимать.</text:p>
      <text:p text:style-name="P37">- </text:p>
      <text:p text:style-name="P34"/>
      <text:p text:style-name="P34"><text:s/>Информационный слепок сознания неточен, сканируется, в основном, память, <text:s/>логический аппарат и эмоции.</text:p>
      <text:p text:style-name="P34"/>
      <text:p text:style-name="P34">&lt;<text:span text:style-name="T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8">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8">- </text:span><text:span text:style-name="T8">о том, что Хэвэн и Дедлайн создали мир-громоотвод, говорит Анакорн</text:span>&gt;</text:p>
      <text:p text:style-name="P30">&lt;<text:span text:style-name="T8">Зарождение проекта «Семь вечностей» и любовь Хэвэн к Дедлайну</text:span>&gt;</text:p>
      <text:p text:style-name="P30"/>
      <text:p text:style-name="P31">~~~</text:p>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text:soft-page-break/>-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8">Я сышу шум рушащейся стены из камня вдалеке (освобождение PHOENIX). </text:span><text:span text:style-name="T8">&lt;Крики учителей&gt;. </text:span><text:span text:style-name="T8">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text:soft-page-break/>- Боевой модуль &lt;PHOENIX&gt; принимает управление. Начинаю операцию &lt;<text:span text:style-name="T8">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л я в ступоре.</text:p>
      <text:p text:style-name="P30"/>
      <text:p text:style-name="P30">Китайский генератор по-прежнему фырчал в своём углу. Процент заряда ноутбука приблизился к восьмидесяти.</text:p>
      <text:p text:style-name="P30">«Соединение разорвано со стороны сервера. Сессия закрыта» - прочитал я на консоли экрана.</text:p>
      <text:p text:style-name="P30"/>
      <text:p text:style-name="P30">- Ты — хорошая девочка…</text:p>
      <text:p text:style-name="P30"/>
      <text:h text:style-name="P50" text:outline-level="2">11</text:h>
      <text:p text:style-name="P30"/>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oft-page-break/>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oft-page-break/>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8">тысячу лет</text:span><text:span text:style-name="T8">&lt;война с Дискордом&gt;</text:span><text:span text:style-name="T8">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text:soft-page-break/></text:p>
      <text:h text:style-name="P50" text:outline-level="2">12</text:h>
      <text:p text:style-name="P30"/>
      <text:p text:style-name="P30">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30"/>
      <text:p text:style-name="P30">Но оставалось ещё одно дело, которое нужно было закончить. &lt;<text:span text:style-name="T8">какое???</text:span>&gt;</text:p>
      <text:p text:style-name="P30">&lt;<text:span text:style-name="T8">заряд аккумуляторов навары, подкачка колёс. </text:span><text:span text:style-name="T8">Крыса остаётся на полу перед пассажирским сидением</text:span>&gt;</text:p>
      <text:p text:style-name="P31"/>
      <text:p text:style-name="P31">***</text:p>
      <text:p text:style-name="P31"/>
      <text:p text:style-name="P30">-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30">а) Отпустишь Джет</text:p>
      <text:p text:style-name="P30">б) Снарядишь экспедицию в Дрогонштерн</text:p>
      <text:p text:style-name="P30">в) </text:p>
      <text:p text:style-name="P30"/>
      <text:p text:style-name="P30">&lt;<text:span text:style-name="T8">А она тебе ОЧЕНЬ нравится? - впрашивает Платина, трогая синяк</text:span>&gt;</text:p>
      <text:p text:style-name="P30"/>
      <text:p text:style-name="P30">&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8">Кроме того, она проводит на Хумане заклинание, возвращающее память.</text:span><text:span text:style-name="T77"> </text:span><text:span text:style-name="T77">Хуман соглашается (надеясь впоследствии обмануть Платину и вызволить Джет).</text:span>&gt;</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6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43"/>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8">#$@</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text:soft-page-break/></text:p>
      <text:p text:style-name="P3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8">Действие начинается снова с <text:span text:style-name="T123">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8"/>
      <text:p text:style-name="P23"/>
      <text:p text:style-name="P25">&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text:soft-page-break/></text:p>
      <text:p text:style-name="P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text:soft-page-break/>(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22"><text:soft-page-break/><text:span text:style-name="T68">Сияние. </text:span><text:span text:style-name="T72">Оно п</text:span><text:span text:style-name="T68">овсюду. </text:span><text:span text:style-name="T72">Нет верха и низа, нет направлений и расстояний. Нет м</text:span><text:span text:style-name="T68">ыслей. Нет чувств. Нет времени. Есть только бесконечное сияние.</text:span></text:p>
      <text:p text:style-name="P44">В какой-то момент пришло осознание.</text:p>
      <text:p text:style-name="P45"/>
      <text:p text:style-name="P4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text:soft-page-break/></text:p>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0"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8">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8">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8">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8">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8">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8">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text:soft-page-break/>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8">Pink Floyd — Kepp Talking (Pulse), </text:span><text:span text:style-name="T8">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1-09-11T22:43:59.36</dc:date>
    <meta:editing-duration>P253DT2H31M6S</meta:editing-duration>
    <meta:editing-cycles>2357</meta:editing-cycles>
    <meta:generator>OpenOffice/4.1.1$Win32 OpenOffice.org_project/411m6$Build-9775</meta:generator>
    <dc:creator>макс </dc:creator>
    <meta:document-statistic meta:table-count="0" meta:image-count="0" meta:object-count="0" meta:page-count="141" meta:paragraph-count="2044" meta:word-count="45374" meta:character-count="289969"/>
  </office:meta>
</office:document-meta>
</file>